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27.2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ld_size</text:p>
          </table:table-cell>
          <table:table-cell office:value-type="string" calcext:value-type="string">
            <text:p>new_size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set_1_1_3.txt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732816" calcext:value-type="float">
            <text:p>732816</text:p>
          </table:table-cell>
          <table:table-cell office:value-type="float" office:value="15935814" calcext:value-type="float">
            <text:p>1593581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G29]" office:value-type="float" office:value="20" calcext:value-type="float">
            <text:p>20</text:p>
          </table:table-cell>
          <table:table-cell table:formula="of:=[.H29]" office:value-type="float" office:value="1" calcext:value-type="float">
            <text:p>1</text:p>
          </table:table-cell>
          <table:table-cell table:formula="of:=AVERAGE([.D29:.D31])" office:value-type="float" office:value="390917.333333333" calcext:value-type="float">
            <text:p>390917.333333333</text:p>
          </table:table-cell>
        </table:table-row>
        <table:table-row table:style-name="ro1">
          <table:table-cell office:value-type="string" calcext:value-type="string">
            <text:p>set_1_1_2.txt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732816" calcext:value-type="float">
            <text:p>732816</text:p>
          </table:table-cell>
          <table:table-cell office:value-type="float" office:value="15935814" calcext:value-type="float">
            <text:p>1593581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30]" office:value-type="float" office:value="20" calcext:value-type="float">
            <text:p>20</text:p>
          </table:table-cell>
          <table:table-cell table:formula="of:=[.H3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1_1_1.txt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732821" calcext:value-type="float">
            <text:p>732821</text:p>
          </table:table-cell>
          <table:table-cell office:value-type="float" office:value="15935903" calcext:value-type="float">
            <text:p>1593590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G31]" office:value-type="float" office:value="20" calcext:value-type="float">
            <text:p>20</text:p>
          </table:table-cell>
          <table:table-cell table:formula="of:=[.H3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1_2_3.txt</text:p>
          </table:table-cell>
          <table:table-cell office:value-type="float" office:value="1007768" calcext:value-type="float">
            <text:p>1007768</text:p>
          </table:table-cell>
          <table:table-cell office:value-type="float" office:value="725948" calcext:value-type="float">
            <text:p>725948</text:p>
          </table:table-cell>
          <table:table-cell office:value-type="float" office:value="15802176" calcext:value-type="float">
            <text:p>1580217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G32]" office:value-type="float" office:value="20" calcext:value-type="float">
            <text:p>20</text:p>
          </table:table-cell>
          <table:table-cell table:formula="of:=[.H32]" office:value-type="float" office:value="2" calcext:value-type="float">
            <text:p>2</text:p>
          </table:table-cell>
          <table:table-cell table:formula="of:=AVERAGE([.D32:.D34])" office:value-type="float" office:value="390080" calcext:value-type="float">
            <text:p>390080</text:p>
          </table:table-cell>
        </table:table-row>
        <table:table-row table:style-name="ro1">
          <table:table-cell office:value-type="string" calcext:value-type="string">
            <text:p>set_1_2_2.txt</text:p>
          </table:table-cell>
          <table:table-cell office:value-type="float" office:value="1007781" calcext:value-type="float">
            <text:p>1007781</text:p>
          </table:table-cell>
          <table:table-cell office:value-type="float" office:value="725833" calcext:value-type="float">
            <text:p>725833</text:p>
          </table:table-cell>
          <table:table-cell office:value-type="float" office:value="15800019" calcext:value-type="float">
            <text:p>1580001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G33]" office:value-type="float" office:value="20" calcext:value-type="float">
            <text:p>20</text:p>
          </table:table-cell>
          <table:table-cell table:formula="of:=[.H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1_2_1.txt</text:p>
          </table:table-cell>
          <table:table-cell office:value-type="float" office:value="1007773" calcext:value-type="float">
            <text:p>1007773</text:p>
          </table:table-cell>
          <table:table-cell office:value-type="float" office:value="725731" calcext:value-type="float">
            <text:p>725731</text:p>
          </table:table-cell>
          <table:table-cell office:value-type="float" office:value="15798065" calcext:value-type="float">
            <text:p>1579806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4]" office:value-type="float" office:value="20" calcext:value-type="float">
            <text:p>20</text:p>
          </table:table-cell>
          <table:table-cell table:formula="of:=[.H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1_3_3.txt</text:p>
          </table:table-cell>
          <table:table-cell office:value-type="float" office:value="1007769" calcext:value-type="float">
            <text:p>1007769</text:p>
          </table:table-cell>
          <table:table-cell office:value-type="float" office:value="795279" calcext:value-type="float">
            <text:p>795279</text:p>
          </table:table-cell>
          <table:table-cell office:value-type="float" office:value="17117901" calcext:value-type="float">
            <text:p>1711790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G35]" office:value-type="float" office:value="20" calcext:value-type="float">
            <text:p>20</text:p>
          </table:table-cell>
          <table:table-cell table:formula="of:=[.H35]" office:value-type="float" office:value="3" calcext:value-type="float">
            <text:p>3</text:p>
          </table:table-cell>
          <table:table-cell table:formula="of:=AVERAGE([.D35:.D37])" office:value-type="float" office:value="423712.333333333" calcext:value-type="float">
            <text:p>423712.333333333</text:p>
          </table:table-cell>
        </table:table-row>
        <table:table-row table:style-name="ro1">
          <table:table-cell office:value-type="string" calcext:value-type="string">
            <text:p>set_1_3_2.txt</text:p>
          </table:table-cell>
          <table:table-cell office:value-type="float" office:value="1007767" calcext:value-type="float">
            <text:p>1007767</text:p>
          </table:table-cell>
          <table:table-cell office:value-type="float" office:value="795281" calcext:value-type="float">
            <text:p>795281</text:p>
          </table:table-cell>
          <table:table-cell office:value-type="float" office:value="17117931" calcext:value-type="float">
            <text:p>1711793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36]" office:value-type="float" office:value="20" calcext:value-type="float">
            <text:p>20</text:p>
          </table:table-cell>
          <table:table-cell table:formula="of:=[.H3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1_3_1.txt</text:p>
          </table:table-cell>
          <table:table-cell office:value-type="float" office:value="1007781" calcext:value-type="float">
            <text:p>1007781</text:p>
          </table:table-cell>
          <table:table-cell office:value-type="float" office:value="795570" calcext:value-type="float">
            <text:p>795570</text:p>
          </table:table-cell>
          <table:table-cell office:value-type="float" office:value="17123454" calcext:value-type="float">
            <text:p>1712345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7]" office:value-type="float" office:value="20" calcext:value-type="float">
            <text:p>20</text:p>
          </table:table-cell>
          <table:table-cell table:formula="of:=[.H3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2_1_3.txt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1459365" calcext:value-type="float">
            <text:p>1459365</text:p>
          </table:table-cell>
          <table:table-cell office:value-type="float" office:value="31739335" calcext:value-type="float">
            <text:p>3173933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G38]" office:value-type="float" office:value="40" calcext:value-type="float">
            <text:p>40</text:p>
          </table:table-cell>
          <table:table-cell table:formula="of:=[.H38]" office:value-type="float" office:value="1" calcext:value-type="float">
            <text:p>1</text:p>
          </table:table-cell>
          <table:table-cell table:formula="of:=AVERAGE([.D38:.D40])" office:value-type="float" office:value="650083.333333333" calcext:value-type="float">
            <text:p>650083.333333333</text:p>
          </table:table-cell>
        </table:table-row>
        <table:table-row table:style-name="ro1">
          <table:table-cell office:value-type="string" calcext:value-type="string">
            <text:p>set_2_1_2.txt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1459380" calcext:value-type="float">
            <text:p>1459380</text:p>
          </table:table-cell>
          <table:table-cell office:value-type="float" office:value="31739614" calcext:value-type="float">
            <text:p>3173961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39]" office:value-type="float" office:value="40" calcext:value-type="float">
            <text:p>40</text:p>
          </table:table-cell>
          <table:table-cell table:formula="of:=[.H3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2_1_1.txt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1459371" calcext:value-type="float">
            <text:p>1459371</text:p>
          </table:table-cell>
          <table:table-cell office:value-type="float" office:value="31739447" calcext:value-type="float">
            <text:p>3173944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G40]" office:value-type="float" office:value="40" calcext:value-type="float">
            <text:p>40</text:p>
          </table:table-cell>
          <table:table-cell table:formula="of:=[.H4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2_2_3.txt</text:p>
          </table:table-cell>
          <table:table-cell office:value-type="float" office:value="2007383" calcext:value-type="float">
            <text:p>2007383</text:p>
          </table:table-cell>
          <table:table-cell office:value-type="float" office:value="1445384" calcext:value-type="float">
            <text:p>1445384</text:p>
          </table:table-cell>
          <table:table-cell office:value-type="float" office:value="31470690" calcext:value-type="float">
            <text:p>3147069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G41]" office:value-type="float" office:value="40" calcext:value-type="float">
            <text:p>40</text:p>
          </table:table-cell>
          <table:table-cell table:formula="of:=[.H41]" office:value-type="float" office:value="2" calcext:value-type="float">
            <text:p>2</text:p>
          </table:table-cell>
          <table:table-cell table:formula="of:=AVERAGE([.D41:.D43])" office:value-type="float" office:value="647111.333333333" calcext:value-type="float">
            <text:p>647111.333333333</text:p>
          </table:table-cell>
        </table:table-row>
        <table:table-row table:style-name="ro1">
          <table:table-cell office:value-type="string" calcext:value-type="string">
            <text:p>set_2_2_2.txt</text:p>
          </table:table-cell>
          <table:table-cell office:value-type="float" office:value="2007374" calcext:value-type="float">
            <text:p>2007374</text:p>
          </table:table-cell>
          <table:table-cell office:value-type="float" office:value="1445461" calcext:value-type="float">
            <text:p>1445461</text:p>
          </table:table-cell>
          <table:table-cell office:value-type="float" office:value="31472135" calcext:value-type="float">
            <text:p>3147213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G42]" office:value-type="float" office:value="40" calcext:value-type="float">
            <text:p>40</text:p>
          </table:table-cell>
          <table:table-cell table:formula="of:=[.H4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2_2_1.txt</text:p>
          </table:table-cell>
          <table:table-cell office:value-type="float" office:value="2007374" calcext:value-type="float">
            <text:p>2007374</text:p>
          </table:table-cell>
          <table:table-cell office:value-type="float" office:value="1445100" calcext:value-type="float">
            <text:p>1445100</text:p>
          </table:table-cell>
          <table:table-cell office:value-type="float" office:value="31465276" calcext:value-type="float">
            <text:p>3146527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3]" office:value-type="float" office:value="40" calcext:value-type="float">
            <text:p>40</text:p>
          </table:table-cell>
          <table:table-cell table:formula="of:=[.H4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2_3_3.txt</text:p>
          </table:table-cell>
          <table:table-cell office:value-type="float" office:value="2007357" calcext:value-type="float">
            <text:p>2007357</text:p>
          </table:table-cell>
          <table:table-cell office:value-type="float" office:value="1583317" calcext:value-type="float">
            <text:p>1583317</text:p>
          </table:table-cell>
          <table:table-cell office:value-type="float" office:value="34089793" calcext:value-type="float">
            <text:p>3408979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G44]" office:value-type="float" office:value="40" calcext:value-type="float">
            <text:p>40</text:p>
          </table:table-cell>
          <table:table-cell table:formula="of:=[.H44]" office:value-type="float" office:value="3" calcext:value-type="float">
            <text:p>3</text:p>
          </table:table-cell>
          <table:table-cell table:formula="of:=AVERAGE([.D44:.D46])" office:value-type="float" office:value="701792" calcext:value-type="float">
            <text:p>701792</text:p>
          </table:table-cell>
        </table:table-row>
        <table:table-row table:style-name="ro1">
          <table:table-cell office:value-type="string" calcext:value-type="string">
            <text:p>set_2_3_2.txt</text:p>
          </table:table-cell>
          <table:table-cell office:value-type="float" office:value="2007351" calcext:value-type="float">
            <text:p>2007351</text:p>
          </table:table-cell>
          <table:table-cell office:value-type="float" office:value="1583647" calcext:value-type="float">
            <text:p>1583647</text:p>
          </table:table-cell>
          <table:table-cell office:value-type="float" office:value="34096057" calcext:value-type="float">
            <text:p>3409605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45]" office:value-type="float" office:value="40" calcext:value-type="float">
            <text:p>40</text:p>
          </table:table-cell>
          <table:table-cell table:formula="of:=[.H4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2_3_1.txt</text:p>
          </table:table-cell>
          <table:table-cell office:value-type="float" office:value="2007341" calcext:value-type="float">
            <text:p>2007341</text:p>
          </table:table-cell>
          <table:table-cell office:value-type="float" office:value="1583423" calcext:value-type="float">
            <text:p>1583423</text:p>
          </table:table-cell>
          <table:table-cell office:value-type="float" office:value="34091785" calcext:value-type="float">
            <text:p>3409178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6]" office:value-type="float" office:value="40" calcext:value-type="float">
            <text:p>40</text:p>
          </table:table-cell>
          <table:table-cell table:formula="of:=[.H4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3_1_3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907" calcext:value-type="float">
            <text:p>2185907</text:p>
          </table:table-cell>
          <table:table-cell office:value-type="float" office:value="47542729" calcext:value-type="float">
            <text:p>4754272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G47]" office:value-type="float" office:value="60" calcext:value-type="float">
            <text:p>60</text:p>
          </table:table-cell>
          <table:table-cell table:formula="of:=[.H47]" office:value-type="float" office:value="1" calcext:value-type="float">
            <text:p>1</text:p>
          </table:table-cell>
          <table:table-cell table:formula="of:=AVERAGE([.D47:.D49])" office:value-type="float" office:value="1038712.66666667" calcext:value-type="float">
            <text:p>1038712.66666667</text:p>
          </table:table-cell>
        </table:table-row>
        <table:table-row table:style-name="ro1">
          <table:table-cell office:value-type="string" calcext:value-type="string">
            <text:p>set_3_1_2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927" calcext:value-type="float">
            <text:p>2185927</text:p>
          </table:table-cell>
          <table:table-cell office:value-type="float" office:value="47543101" calcext:value-type="float">
            <text:p>4754310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48]" office:value-type="float" office:value="60" calcext:value-type="float">
            <text:p>60</text:p>
          </table:table-cell>
          <table:table-cell table:formula="of:=[.H4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3_1_1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900" calcext:value-type="float">
            <text:p>2185900</text:p>
          </table:table-cell>
          <table:table-cell office:value-type="float" office:value="47542598" calcext:value-type="float">
            <text:p>4754259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G49]" office:value-type="float" office:value="60" calcext:value-type="float">
            <text:p>60</text:p>
          </table:table-cell>
          <table:table-cell table:formula="of:=[.H4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3_2_3.txt</text:p>
          </table:table-cell>
          <table:table-cell office:value-type="float" office:value="3006953" calcext:value-type="float">
            <text:p>3006953</text:p>
          </table:table-cell>
          <table:table-cell office:value-type="float" office:value="2164563" calcext:value-type="float">
            <text:p>2164563</text:p>
          </table:table-cell>
          <table:table-cell office:value-type="float" office:value="47134235" calcext:value-type="float">
            <text:p>4713423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G50]" office:value-type="float" office:value="60" calcext:value-type="float">
            <text:p>60</text:p>
          </table:table-cell>
          <table:table-cell table:formula="of:=[.H50]" office:value-type="float" office:value="2" calcext:value-type="float">
            <text:p>2</text:p>
          </table:table-cell>
          <table:table-cell table:formula="of:=AVERAGE([.D50:.D52])" office:value-type="float" office:value="1033163.66666667" calcext:value-type="float">
            <text:p>1033163.66666667</text:p>
          </table:table-cell>
        </table:table-row>
        <table:table-row table:style-name="ro1">
          <table:table-cell office:value-type="string" calcext:value-type="string">
            <text:p>set_3_2_2.txt</text:p>
          </table:table-cell>
          <table:table-cell office:value-type="float" office:value="3006960" calcext:value-type="float">
            <text:p>3006960</text:p>
          </table:table-cell>
          <table:table-cell office:value-type="float" office:value="2164566" calcext:value-type="float">
            <text:p>2164566</text:p>
          </table:table-cell>
          <table:table-cell office:value-type="float" office:value="47134314" calcext:value-type="float">
            <text:p>4713431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G51]" office:value-type="float" office:value="60" calcext:value-type="float">
            <text:p>60</text:p>
          </table:table-cell>
          <table:table-cell table:formula="of:=[.H5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3_2_1.txt</text:p>
          </table:table-cell>
          <table:table-cell office:value-type="float" office:value="3006972" calcext:value-type="float">
            <text:p>3006972</text:p>
          </table:table-cell>
          <table:table-cell office:value-type="float" office:value="2164717" calcext:value-type="float">
            <text:p>2164717</text:p>
          </table:table-cell>
          <table:table-cell office:value-type="float" office:value="47137197" calcext:value-type="float">
            <text:p>4713719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2]" office:value-type="float" office:value="60" calcext:value-type="float">
            <text:p>60</text:p>
          </table:table-cell>
          <table:table-cell table:formula="of:=[.H5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3_3_3.txt</text:p>
          </table:table-cell>
          <table:table-cell office:value-type="float" office:value="3006949" calcext:value-type="float">
            <text:p>3006949</text:p>
          </table:table-cell>
          <table:table-cell office:value-type="float" office:value="2372171" calcext:value-type="float">
            <text:p>2372171</text:p>
          </table:table-cell>
          <table:table-cell office:value-type="float" office:value="51077207" calcext:value-type="float">
            <text:p>5107720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[.G53]" office:value-type="float" office:value="60" calcext:value-type="float">
            <text:p>60</text:p>
          </table:table-cell>
          <table:table-cell table:formula="of:=[.H53]" office:value-type="float" office:value="3" calcext:value-type="float">
            <text:p>3</text:p>
          </table:table-cell>
          <table:table-cell table:formula="of:=AVERAGE([.D53:.D55])" office:value-type="float" office:value="1118964.66666667" calcext:value-type="float">
            <text:p>1118964.66666667</text:p>
          </table:table-cell>
        </table:table-row>
        <table:table-row table:style-name="ro1">
          <table:table-cell office:value-type="string" calcext:value-type="string">
            <text:p>set_3_3_2.txt</text:p>
          </table:table-cell>
          <table:table-cell office:value-type="float" office:value="3006949" calcext:value-type="float">
            <text:p>3006949</text:p>
          </table:table-cell>
          <table:table-cell office:value-type="float" office:value="2371608" calcext:value-type="float">
            <text:p>2371608</text:p>
          </table:table-cell>
          <table:table-cell office:value-type="float" office:value="51066506" calcext:value-type="float">
            <text:p>5106650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54]" office:value-type="float" office:value="60" calcext:value-type="float">
            <text:p>60</text:p>
          </table:table-cell>
          <table:table-cell table:formula="of:=[.H5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3_3_1.txt</text:p>
          </table:table-cell>
          <table:table-cell office:value-type="float" office:value="3006948" calcext:value-type="float">
            <text:p>3006948</text:p>
          </table:table-cell>
          <table:table-cell office:value-type="float" office:value="2372103" calcext:value-type="float">
            <text:p>2372103</text:p>
          </table:table-cell>
          <table:table-cell office:value-type="float" office:value="51075913" calcext:value-type="float">
            <text:p>5107591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5]" office:value-type="float" office:value="60" calcext:value-type="float">
            <text:p>60</text:p>
          </table:table-cell>
          <table:table-cell table:formula="of:=[.H5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20_1_3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8156" calcext:value-type="float">
            <text:p>18156</text:p>
          </table:table-cell>
          <table:table-cell office:value-type="float" office:value="390952" calcext:value-type="float">
            <text:p>39095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G56]" office:value-type="float" office:value="80" calcext:value-type="float">
            <text:p>80</text:p>
          </table:table-cell>
          <table:table-cell table:formula="of:=[.H56]" office:value-type="float" office:value="1" calcext:value-type="float">
            <text:p>1</text:p>
          </table:table-cell>
          <table:table-cell table:formula="of:=AVERAGE([.D56:.D58])" office:value-type="float" office:value="1297871" calcext:value-type="float">
            <text:p>1297871</text:p>
          </table:table-cell>
        </table:table-row>
        <table:table-row table:style-name="ro1">
          <table:table-cell office:value-type="string" calcext:value-type="string">
            <text:p>set_20_1_2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8150" calcext:value-type="float">
            <text:p>18150</text:p>
          </table:table-cell>
          <table:table-cell office:value-type="float" office:value="390842" calcext:value-type="float">
            <text:p>39084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57]" office:value-type="float" office:value="80" calcext:value-type="float">
            <text:p>80</text:p>
          </table:table-cell>
          <table:table-cell table:formula="of:=[.H5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20_1_1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8156" calcext:value-type="float">
            <text:p>18156</text:p>
          </table:table-cell>
          <table:table-cell office:value-type="float" office:value="390958" calcext:value-type="float">
            <text:p>39095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G58]" office:value-type="float" office:value="80" calcext:value-type="float">
            <text:p>80</text:p>
          </table:table-cell>
          <table:table-cell table:formula="of:=[.H5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20_2_3.txt</text:p>
          </table:table-cell>
          <table:table-cell office:value-type="float" office:value="24582" calcext:value-type="float">
            <text:p>24582</text:p>
          </table:table-cell>
          <table:table-cell office:value-type="float" office:value="18236" calcext:value-type="float">
            <text:p>18236</text:p>
          </table:table-cell>
          <table:table-cell office:value-type="float" office:value="389280" calcext:value-type="float">
            <text:p>38928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G59]" office:value-type="float" office:value="80" calcext:value-type="float">
            <text:p>80</text:p>
          </table:table-cell>
          <table:table-cell table:formula="of:=[.H59]" office:value-type="float" office:value="2" calcext:value-type="float">
            <text:p>2</text:p>
          </table:table-cell>
          <table:table-cell table:formula="of:=AVERAGE([.D59:.D61])" office:value-type="float" office:value="1288752" calcext:value-type="float">
            <text:p>1288752</text:p>
          </table:table-cell>
        </table:table-row>
        <table:table-row table:style-name="ro1">
          <table:table-cell office:value-type="string" calcext:value-type="string">
            <text:p>set_20_2_2.txt</text:p>
          </table:table-cell>
          <table:table-cell office:value-type="float" office:value="24581" calcext:value-type="float">
            <text:p>24581</text:p>
          </table:table-cell>
          <table:table-cell office:value-type="float" office:value="18348" calcext:value-type="float">
            <text:p>18348</text:p>
          </table:table-cell>
          <table:table-cell office:value-type="float" office:value="391418" calcext:value-type="float">
            <text:p>39141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G60]" office:value-type="float" office:value="80" calcext:value-type="float">
            <text:p>80</text:p>
          </table:table-cell>
          <table:table-cell table:formula="of:=[.H6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20_2_1.txt</text:p>
          </table:table-cell>
          <table:table-cell office:value-type="float" office:value="24581" calcext:value-type="float">
            <text:p>24581</text:p>
          </table:table-cell>
          <table:table-cell office:value-type="float" office:value="18250" calcext:value-type="float">
            <text:p>18250</text:p>
          </table:table-cell>
          <table:table-cell office:value-type="float" office:value="389542" calcext:value-type="float">
            <text:p>38954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61]" office:value-type="float" office:value="80" calcext:value-type="float">
            <text:p>80</text:p>
          </table:table-cell>
          <table:table-cell table:formula="of:=[.H6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20_3_3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20111" calcext:value-type="float">
            <text:p>20111</text:p>
          </table:table-cell>
          <table:table-cell office:value-type="float" office:value="423327" calcext:value-type="float">
            <text:p>42332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G62]" office:value-type="float" office:value="80" calcext:value-type="float">
            <text:p>80</text:p>
          </table:table-cell>
          <table:table-cell table:formula="of:=[.H62]" office:value-type="float" office:value="3" calcext:value-type="float">
            <text:p>3</text:p>
          </table:table-cell>
          <table:table-cell table:formula="of:=AVERAGE([.D62:.D64])" office:value-type="float" office:value="1397962.33333333" calcext:value-type="float">
            <text:p>1397962.33333333</text:p>
          </table:table-cell>
        </table:table-row>
        <table:table-row table:style-name="ro1">
          <table:table-cell office:value-type="string" calcext:value-type="string">
            <text:p>set_20_3_2.txt</text:p>
          </table:table-cell>
          <table:table-cell office:value-type="float" office:value="24580" calcext:value-type="float">
            <text:p>24580</text:p>
          </table:table-cell>
          <table:table-cell office:value-type="float" office:value="20109" calcext:value-type="float">
            <text:p>20109</text:p>
          </table:table-cell>
          <table:table-cell office:value-type="float" office:value="423301" calcext:value-type="float">
            <text:p>42330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63]" office:value-type="float" office:value="80" calcext:value-type="float">
            <text:p>80</text:p>
          </table:table-cell>
          <table:table-cell table:formula="of:=[.H6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20_3_1.txt</text:p>
          </table:table-cell>
          <table:table-cell office:value-type="float" office:value="24580" calcext:value-type="float">
            <text:p>24580</text:p>
          </table:table-cell>
          <table:table-cell office:value-type="float" office:value="20173" calcext:value-type="float">
            <text:p>20173</text:p>
          </table:table-cell>
          <table:table-cell office:value-type="float" office:value="424509" calcext:value-type="float">
            <text:p>42450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64]" office:value-type="float" office:value="80" calcext:value-type="float">
            <text:p>80</text:p>
          </table:table-cell>
          <table:table-cell table:formula="of:=[.H6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40_1_3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68" calcext:value-type="float">
            <text:p>30068</text:p>
          </table:table-cell>
          <table:table-cell office:value-type="float" office:value="650058" calcext:value-type="float">
            <text:p>65005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G65]" office:value-type="float" office:value="100" calcext:value-type="float">
            <text:p>100</text:p>
          </table:table-cell>
          <table:table-cell table:formula="of:=[.H65]" office:value-type="float" office:value="1" calcext:value-type="float">
            <text:p>1</text:p>
          </table:table-cell>
          <table:table-cell table:formula="of:=AVERAGE([.D65:.D67])" office:value-type="float" office:value="1686462.66666667" calcext:value-type="float">
            <text:p>1686462.66666667</text:p>
          </table:table-cell>
        </table:table-row>
        <table:table-row table:style-name="ro1">
          <table:table-cell office:value-type="string" calcext:value-type="string">
            <text:p>set_40_1_2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71" calcext:value-type="float">
            <text:p>30071</text:p>
          </table:table-cell>
          <table:table-cell office:value-type="float" office:value="650117" calcext:value-type="float">
            <text:p>65011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66]" office:value-type="float" office:value="100" calcext:value-type="float">
            <text:p>100</text:p>
          </table:table-cell>
          <table:table-cell table:formula="of:=[.H6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40_1_1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69" calcext:value-type="float">
            <text:p>30069</text:p>
          </table:table-cell>
          <table:table-cell office:value-type="float" office:value="650075" calcext:value-type="float">
            <text:p>65007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G67]" office:value-type="float" office:value="100" calcext:value-type="float">
            <text:p>100</text:p>
          </table:table-cell>
          <table:table-cell table:formula="of:=[.H6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40_2_3.txt</text:p>
          </table:table-cell>
          <table:table-cell office:value-type="float" office:value="40966" calcext:value-type="float">
            <text:p>40966</text:p>
          </table:table-cell>
          <table:table-cell office:value-type="float" office:value="30093" calcext:value-type="float">
            <text:p>30093</text:p>
          </table:table-cell>
          <table:table-cell office:value-type="float" office:value="647329" calcext:value-type="float">
            <text:p>64732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G68]" office:value-type="float" office:value="100" calcext:value-type="float">
            <text:p>100</text:p>
          </table:table-cell>
          <table:table-cell table:formula="of:=[.H68]" office:value-type="float" office:value="2" calcext:value-type="float">
            <text:p>2</text:p>
          </table:table-cell>
          <table:table-cell table:formula="of:=AVERAGE([.D68:.D70])" office:value-type="float" office:value="1675370" calcext:value-type="float">
            <text:p>1675370</text:p>
          </table:table-cell>
        </table:table-row>
        <table:table-row table:style-name="ro1">
          <table:table-cell office:value-type="string" calcext:value-type="string">
            <text:p>set_40_2_2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68" calcext:value-type="float">
            <text:p>30068</text:p>
          </table:table-cell>
          <table:table-cell office:value-type="float" office:value="646854" calcext:value-type="float">
            <text:p>64685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G69]" office:value-type="float" office:value="100" calcext:value-type="float">
            <text:p>100</text:p>
          </table:table-cell>
          <table:table-cell table:formula="of:=[.H6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40_2_1.txt</text:p>
          </table:table-cell>
          <table:table-cell office:value-type="float" office:value="40967" calcext:value-type="float">
            <text:p>40967</text:p>
          </table:table-cell>
          <table:table-cell office:value-type="float" office:value="30083" calcext:value-type="float">
            <text:p>30083</text:p>
          </table:table-cell>
          <table:table-cell office:value-type="float" office:value="647151" calcext:value-type="float">
            <text:p>64715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70]" office:value-type="float" office:value="100" calcext:value-type="float">
            <text:p>100</text:p>
          </table:table-cell>
          <table:table-cell table:formula="of:=[.H7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40_3_3.txt</text:p>
          </table:table-cell>
          <table:table-cell office:value-type="float" office:value="40966" calcext:value-type="float">
            <text:p>40966</text:p>
          </table:table-cell>
          <table:table-cell office:value-type="float" office:value="33020" calcext:value-type="float">
            <text:p>33020</text:p>
          </table:table-cell>
          <table:table-cell office:value-type="float" office:value="701382" calcext:value-type="float">
            <text:p>70138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G71]" office:value-type="float" office:value="100" calcext:value-type="float">
            <text:p>100</text:p>
          </table:table-cell>
          <table:table-cell table:formula="of:=[.H71]" office:value-type="float" office:value="3" calcext:value-type="float">
            <text:p>3</text:p>
          </table:table-cell>
          <table:table-cell table:formula="of:=AVERAGE([.D71:.D73])" office:value-type="float" office:value="1815743.66666667" calcext:value-type="float">
            <text:p>1815743.66666667</text:p>
          </table:table-cell>
        </table:table-row>
        <table:table-row table:style-name="ro1">
          <table:table-cell office:value-type="string" calcext:value-type="string">
            <text:p>set_40_3_2.txt</text:p>
          </table:table-cell>
          <table:table-cell office:value-type="float" office:value="40966" calcext:value-type="float">
            <text:p>40966</text:p>
          </table:table-cell>
          <table:table-cell office:value-type="float" office:value="33072" calcext:value-type="float">
            <text:p>33072</text:p>
          </table:table-cell>
          <table:table-cell office:value-type="float" office:value="702356" calcext:value-type="float">
            <text:p>70235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72]" office:value-type="float" office:value="100" calcext:value-type="float">
            <text:p>100</text:p>
          </table:table-cell>
          <table:table-cell table:formula="of:=[.H7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40_3_1.txt</text:p>
          </table:table-cell>
          <table:table-cell office:value-type="float" office:value="40968" calcext:value-type="float">
            <text:p>40968</text:p>
          </table:table-cell>
          <table:table-cell office:value-type="float" office:value="33034" calcext:value-type="float">
            <text:p>33034</text:p>
          </table:table-cell>
          <table:table-cell office:value-type="float" office:value="701638" calcext:value-type="float">
            <text:p>70163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73]" office:value-type="float" office:value="100" calcext:value-type="float">
            <text:p>100</text:p>
          </table:table-cell>
          <table:table-cell table:formula="of:=[.H7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60_1_3.txt</text:p>
          </table:table-cell>
          <table:table-cell office:value-type="float" office:value="65544" calcext:value-type="float">
            <text:p>65544</text:p>
          </table:table-cell>
          <table:table-cell office:value-type="float" office:value="47938" calcext:value-type="float">
            <text:p>47938</text:p>
          </table:table-cell>
          <table:table-cell office:value-type="float" office:value="1038734" calcext:value-type="float">
            <text:p>103873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60_1_2.txt</text:p>
          </table:table-cell>
          <table:table-cell office:value-type="float" office:value="65544" calcext:value-type="float">
            <text:p>65544</text:p>
          </table:table-cell>
          <table:table-cell office:value-type="float" office:value="47936" calcext:value-type="float">
            <text:p>47936</text:p>
          </table:table-cell>
          <table:table-cell office:value-type="float" office:value="1038708" calcext:value-type="float">
            <text:p>103870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60_1_1.txt</text:p>
          </table:table-cell>
          <table:table-cell office:value-type="float" office:value="65544" calcext:value-type="float">
            <text:p>65544</text:p>
          </table:table-cell>
          <table:table-cell office:value-type="float" office:value="47936" calcext:value-type="float">
            <text:p>47936</text:p>
          </table:table-cell>
          <table:table-cell office:value-type="float" office:value="1038696" calcext:value-type="float">
            <text:p>103869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60_2_3.txt</text:p>
          </table:table-cell>
          <table:table-cell office:value-type="float" office:value="65548" calcext:value-type="float">
            <text:p>65548</text:p>
          </table:table-cell>
          <table:table-cell office:value-type="float" office:value="47768" calcext:value-type="float">
            <text:p>47768</text:p>
          </table:table-cell>
          <table:table-cell office:value-type="float" office:value="1032322" calcext:value-type="float">
            <text:p>103232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60_2_2.txt</text:p>
          </table:table-cell>
          <table:table-cell office:value-type="float" office:value="65550" calcext:value-type="float">
            <text:p>65550</text:p>
          </table:table-cell>
          <table:table-cell office:value-type="float" office:value="47851" calcext:value-type="float">
            <text:p>47851</text:p>
          </table:table-cell>
          <table:table-cell office:value-type="float" office:value="1033897" calcext:value-type="float">
            <text:p>103389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60_2_1.txt</text:p>
          </table:table-cell>
          <table:table-cell office:value-type="float" office:value="65547" calcext:value-type="float">
            <text:p>65547</text:p>
          </table:table-cell>
          <table:table-cell office:value-type="float" office:value="47818" calcext:value-type="float">
            <text:p>47818</text:p>
          </table:table-cell>
          <table:table-cell office:value-type="float" office:value="1033272" calcext:value-type="float">
            <text:p>103327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60_3_3.txt</text:p>
          </table:table-cell>
          <table:table-cell office:value-type="float" office:value="65548" calcext:value-type="float">
            <text:p>65548</text:p>
          </table:table-cell>
          <table:table-cell office:value-type="float" office:value="52434" calcext:value-type="float">
            <text:p>52434</text:p>
          </table:table-cell>
          <table:table-cell office:value-type="float" office:value="1119398" calcext:value-type="float">
            <text:p>111939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60_3_2.txt</text:p>
          </table:table-cell>
          <table:table-cell office:value-type="float" office:value="65545" calcext:value-type="float">
            <text:p>65545</text:p>
          </table:table-cell>
          <table:table-cell office:value-type="float" office:value="52395" calcext:value-type="float">
            <text:p>52395</text:p>
          </table:table-cell>
          <table:table-cell office:value-type="float" office:value="1118651" calcext:value-type="float">
            <text:p>111865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60_3_1.txt</text:p>
          </table:table-cell>
          <table:table-cell office:value-type="float" office:value="65547" calcext:value-type="float">
            <text:p>65547</text:p>
          </table:table-cell>
          <table:table-cell office:value-type="float" office:value="52405" calcext:value-type="float">
            <text:p>52405</text:p>
          </table:table-cell>
          <table:table-cell office:value-type="float" office:value="1118845" calcext:value-type="float">
            <text:p>111884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80_1_3.txt</text:p>
          </table:table-cell>
          <table:table-cell office:value-type="float" office:value="81930" calcext:value-type="float">
            <text:p>81930</text:p>
          </table:table-cell>
          <table:table-cell office:value-type="float" office:value="59854" calcext:value-type="float">
            <text:p>59854</text:p>
          </table:table-cell>
          <table:table-cell office:value-type="float" office:value="1297910" calcext:value-type="float">
            <text:p>129791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80_1_2.txt</text:p>
          </table:table-cell>
          <table:table-cell office:value-type="float" office:value="81930" calcext:value-type="float">
            <text:p>81930</text:p>
          </table:table-cell>
          <table:table-cell office:value-type="float" office:value="59855" calcext:value-type="float">
            <text:p>59855</text:p>
          </table:table-cell>
          <table:table-cell office:value-type="float" office:value="1297931" calcext:value-type="float">
            <text:p>129793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80_1_1.txt</text:p>
          </table:table-cell>
          <table:table-cell office:value-type="float" office:value="81930" calcext:value-type="float">
            <text:p>81930</text:p>
          </table:table-cell>
          <table:table-cell office:value-type="float" office:value="59846" calcext:value-type="float">
            <text:p>59846</text:p>
          </table:table-cell>
          <table:table-cell office:value-type="float" office:value="1297772" calcext:value-type="float">
            <text:p>129777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80_2_3.txt</text:p>
          </table:table-cell>
          <table:table-cell office:value-type="float" office:value="81934" calcext:value-type="float">
            <text:p>81934</text:p>
          </table:table-cell>
          <table:table-cell office:value-type="float" office:value="59518" calcext:value-type="float">
            <text:p>59518</text:p>
          </table:table-cell>
          <table:table-cell office:value-type="float" office:value="1288346" calcext:value-type="float">
            <text:p>128834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80_2_2.txt</text:p>
          </table:table-cell>
          <table:table-cell office:value-type="float" office:value="81934" calcext:value-type="float">
            <text:p>81934</text:p>
          </table:table-cell>
          <table:table-cell office:value-type="float" office:value="59538" calcext:value-type="float">
            <text:p>59538</text:p>
          </table:table-cell>
          <table:table-cell office:value-type="float" office:value="1288722" calcext:value-type="float">
            <text:p>128872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80_2_1.txt</text:p>
          </table:table-cell>
          <table:table-cell office:value-type="float" office:value="81935" calcext:value-type="float">
            <text:p>81935</text:p>
          </table:table-cell>
          <table:table-cell office:value-type="float" office:value="59562" calcext:value-type="float">
            <text:p>59562</text:p>
          </table:table-cell>
          <table:table-cell office:value-type="float" office:value="1289188" calcext:value-type="float">
            <text:p>128918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80_3_3.txt</text:p>
          </table:table-cell>
          <table:table-cell office:value-type="float" office:value="81933" calcext:value-type="float">
            <text:p>81933</text:p>
          </table:table-cell>
          <table:table-cell office:value-type="float" office:value="65362" calcext:value-type="float">
            <text:p>65362</text:p>
          </table:table-cell>
          <table:table-cell office:value-type="float" office:value="1397802" calcext:value-type="float">
            <text:p>139780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80_3_2.txt</text:p>
          </table:table-cell>
          <table:table-cell office:value-type="float" office:value="81935" calcext:value-type="float">
            <text:p>81935</text:p>
          </table:table-cell>
          <table:table-cell office:value-type="float" office:value="65434" calcext:value-type="float">
            <text:p>65434</text:p>
          </table:table-cell>
          <table:table-cell office:value-type="float" office:value="1399178" calcext:value-type="float">
            <text:p>139917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80_3_1.txt</text:p>
          </table:table-cell>
          <table:table-cell office:value-type="float" office:value="81931" calcext:value-type="float">
            <text:p>81931</text:p>
          </table:table-cell>
          <table:table-cell office:value-type="float" office:value="65315" calcext:value-type="float">
            <text:p>65315</text:p>
          </table:table-cell>
          <table:table-cell office:value-type="float" office:value="1396907" calcext:value-type="float">
            <text:p>139690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100_1_3.txt</text:p>
          </table:table-cell>
          <table:table-cell office:value-type="float" office:value="106509" calcext:value-type="float">
            <text:p>106509</text:p>
          </table:table-cell>
          <table:table-cell office:value-type="float" office:value="77715" calcext:value-type="float">
            <text:p>77715</text:p>
          </table:table-cell>
          <table:table-cell office:value-type="float" office:value="1686437" calcext:value-type="float">
            <text:p>168643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100_1_2.txt</text:p>
          </table:table-cell>
          <table:table-cell office:value-type="float" office:value="106509" calcext:value-type="float">
            <text:p>106509</text:p>
          </table:table-cell>
          <table:table-cell office:value-type="float" office:value="77718" calcext:value-type="float">
            <text:p>77718</text:p>
          </table:table-cell>
          <table:table-cell office:value-type="float" office:value="1686484" calcext:value-type="float">
            <text:p>168648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100_1_1.txt</text:p>
          </table:table-cell>
          <table:table-cell office:value-type="float" office:value="106509" calcext:value-type="float">
            <text:p>106509</text:p>
          </table:table-cell>
          <table:table-cell office:value-type="float" office:value="77717" calcext:value-type="float">
            <text:p>77717</text:p>
          </table:table-cell>
          <table:table-cell office:value-type="float" office:value="1686467" calcext:value-type="float">
            <text:p>168646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100_2_3.txt</text:p>
          </table:table-cell>
          <table:table-cell office:value-type="float" office:value="106515" calcext:value-type="float">
            <text:p>106515</text:p>
          </table:table-cell>
          <table:table-cell office:value-type="float" office:value="77365" calcext:value-type="float">
            <text:p>77365</text:p>
          </table:table-cell>
          <table:table-cell office:value-type="float" office:value="1676595" calcext:value-type="float">
            <text:p>167659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100_2_2.txt</text:p>
          </table:table-cell>
          <table:table-cell office:value-type="float" office:value="106514" calcext:value-type="float">
            <text:p>106514</text:p>
          </table:table-cell>
          <table:table-cell office:value-type="float" office:value="77283" calcext:value-type="float">
            <text:p>77283</text:p>
          </table:table-cell>
          <table:table-cell office:value-type="float" office:value="1675033" calcext:value-type="float">
            <text:p>167503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100_2_1.txt</text:p>
          </table:table-cell>
          <table:table-cell office:value-type="float" office:value="106513" calcext:value-type="float">
            <text:p>106513</text:p>
          </table:table-cell>
          <table:table-cell office:value-type="float" office:value="77254" calcext:value-type="float">
            <text:p>77254</text:p>
          </table:table-cell>
          <table:table-cell office:value-type="float" office:value="1674482" calcext:value-type="float">
            <text:p>167448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100_3_3.txt</text:p>
          </table:table-cell>
          <table:table-cell office:value-type="float" office:value="106511" calcext:value-type="float">
            <text:p>106511</text:p>
          </table:table-cell>
          <table:table-cell office:value-type="float" office:value="84707" calcext:value-type="float">
            <text:p>84707</text:p>
          </table:table-cell>
          <table:table-cell office:value-type="float" office:value="1814525" calcext:value-type="float">
            <text:p>181452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100_3_2.txt</text:p>
          </table:table-cell>
          <table:table-cell office:value-type="float" office:value="106512" calcext:value-type="float">
            <text:p>106512</text:p>
          </table:table-cell>
          <table:table-cell office:value-type="float" office:value="84744" calcext:value-type="float">
            <text:p>84744</text:p>
          </table:table-cell>
          <table:table-cell office:value-type="float" office:value="1815230" calcext:value-type="float">
            <text:p>181523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100_3_1.txt</text:p>
          </table:table-cell>
          <table:table-cell office:value-type="float" office:value="106515" calcext:value-type="float">
            <text:p>106515</text:p>
          </table:table-cell>
          <table:table-cell office:value-type="float" office:value="84862" calcext:value-type="float">
            <text:p>84862</text:p>
          </table:table-cell>
          <table:table-cell office:value-type="float" office:value="1817476" calcext:value-type="float">
            <text:p>181747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329.39pt" svg:height="230.4pt" svg:x="288.77pt" svg:y="0pt">
            <loext:p draw:notify-on-update-of-ranges="Sheet2.A1:Sheet2.A3 Sheet2.A2:Sheet2.A4 Sheet2.B2:Sheet2.B2 Sheet2.C2:Sheet2.C4 Sheet2.A5:Sheet2.A7 Sheet2.B5:Sheet2.B5 Sheet2.C5:Sheet2.C7 Sheet2.A8:Sheet2.A10 Sheet2.B8:Sheet2.B8 Sheet2.C8:Sheet2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119762" calcext:value-type="float">
            <text:p>171197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092545" calcext:value-type="float">
            <text:p>3409254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1073208.6666667" calcext:value-type="float">
            <text:p>51073208.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800086" calcext:value-type="float">
            <text:p>1580008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1469367" calcext:value-type="float">
            <text:p>314693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135248" calcext:value-type="float">
            <text:p>471352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935843.6666667" calcext:value-type="float">
            <text:p>15935843.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739465.3333333" calcext:value-type="float">
            <text:p>31739465.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542809.3333333" calcext:value-type="float">
            <text:p>47542809.3333333</text:p>
          </table:table-cell>
        </table:table-row>
      </table:table>
      <table:table table:name="Sheet3" table:style-name="ta1">
        <table:shapes>
          <draw:frame draw:z-index="0" draw:style-name="gr1" draw:text-style-name="P1" svg:width="329.39pt" svg:height="230.4pt" svg:x="316.09pt" svg:y="0.03pt">
            <loext:p draw:notify-on-update-of-ranges="Sheet2.A1:Sheet2.A3 Sheet3.A2:Sheet3.A6 Sheet3.B2:Sheet3.B2 Sheet3.C2:Sheet3.C6 Sheet3.A7:Sheet3.A11 Sheet3.B7:Sheet3.B7 Sheet3.C7:Sheet3.C11 Sheet3.A12:Sheet3.A16 Sheet3.B12:Sheet3.B12 Sheet3.C12:Sheet3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23712.333333333" calcext:value-type="float">
            <text:p>423712.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01792" calcext:value-type="float">
            <text:p>7017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118964.66666667" calcext:value-type="float">
            <text:p>1118964.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397962.33333333" calcext:value-type="float">
            <text:p>1397962.3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815743.66666667" calcext:value-type="float">
            <text:p>1815743.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0080" calcext:value-type="float">
            <text:p>3900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47111.333333333" calcext:value-type="float">
            <text:p>647111.3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33163.66666667" calcext:value-type="float">
            <text:p>1033163.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288752" calcext:value-type="float">
            <text:p>12887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75370" calcext:value-type="float">
            <text:p>16753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90917.333333333" calcext:value-type="float">
            <text:p>390917.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50083.333333333" calcext:value-type="float">
            <text:p>650083.3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38712.66666667" calcext:value-type="float">
            <text:p>1038712.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297871" calcext:value-type="float">
            <text:p>12978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86462.66666667" calcext:value-type="float">
            <text:p>1686462.66666667</text:p>
          </table:table-cell>
        </table:table-row>
      </table:table>
      <table:named-expressions/>
      <table:database-ranges>
        <table:database-range table:name="__Anonymous_Sheet_DB__0" table:target-range-address="info.A1:info.I73">
          <table:sort>
            <table:sort-by table:field-number="6" table:data-type="automatic"/>
            <table:sort-by table:field-number="7" table:data-type="automatic"/>
          </table:sort>
        </table:database-range>
        <table:database-range table:name="__Anonymous_Sheet_DB__1" table:target-range-address="Sheet2.A1:Sheet2.C10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3.A1:Sheet3.C1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 style:data-style-name="N2" text:time-value="00:26:40.780394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03T00:37:50.670650016</dc:date>
    <meta:editing-duration>PT22M23S</meta:editing-duration>
    <meta:editing-cycles>7</meta:editing-cycles>
    <meta:document-statistic meta:table-count="3" meta:cell-count="8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3.831cm" svg:y="0.185cm" style:legend-expansion="wide" chart:style-name="ch2"/>
        <chart:plot-area chart:style-name="ch3" table:cell-range-address="Sheet2.A1:Sheet2.A4 Sheet2.B2:Sheet2.B2 Sheet2.C2:Sheet2.C10 Sheet2.B5:Sheet2.B5 Sheet2.B8:Sheet2.B8" chart:data-source-has-labels="both" svg:x="1.243cm" svg:y="0.945cm" svg:width="10.146cm" svg:height="6.041cm">
          <chartooo:coordinate-region svg:x="2.976cm" svg:y="1.144cm" svg:width="8.173cm" svg:height="5.195cm"/>
          <chart:axis chart:dimension="x" chart:name="primary-x" chart:style-name="ch4" chartooo:axis-type="auto">
            <chart:title svg:x="4.804cm" svg:y="7.148cm" chart:style-name="ch5">
              <text:p>Размер файла (Мб)</text:p>
            </chart:title>
            <chart:categories table:cell-range-address="Sheet2.A1:Sheet2.A3"/>
          </chart:axis>
          <chart:axis chart:dimension="y" chart:name="primary-y" chart:style-name="ch4">
            <chart:title svg:x="0.451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heet2.C2:Sheet2.C4" chart:label-cell-address="Sheet2.B2:Sheet2.B2" chart:class="chart:scatter">
            <chart:domain table:cell-range-address="Sheet2.A2:Sheet2.A4"/>
            <chart:data-point chart:repeated="3"/>
          </chart:series>
          <chart:series chart:style-name="ch9" chart:values-cell-range-address="Sheet2.C5:Sheet2.C7" chart:label-cell-address="Sheet2.B5:Sheet2.B5" chart:class="chart:scatter">
            <chart:domain table:cell-range-address="Sheet2.A5:Sheet2.A7"/>
            <chart:data-point chart:repeated="3"/>
          </chart:series>
          <chart:series chart:style-name="ch10" chart:values-cell-range-address="Sheet2.C8:Sheet2.C10" chart:label-cell-address="Sheet2.B8:Sheet2.B8" chart:class="chart:scatter">
            <chart:domain table:cell-range-address="Sheet2.A8:Sheet2.A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</text:p>
                <draw:g>
                  <svg:desc>Sheet2.B2:Sheet2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Sheet2.B5:Sheet2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2.B8:Sheet2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Sheet2.A1:Sheet2.A3</svg:desc>
                </draw:g>
              </table:table-cell>
              <table:table-cell office:value-type="float" office:value="1">
                <text:p>1</text:p>
                <draw:g>
                  <svg:desc>Sheet2.A2:Sheet2.A4</svg:desc>
                </draw:g>
              </table:table-cell>
              <table:table-cell office:value-type="float" office:value="17119762">
                <text:p>17119762</text:p>
                <draw:g>
                  <svg:desc>Sheet2.C2:Sheet2.C4</svg:desc>
                </draw:g>
              </table:table-cell>
              <table:table-cell office:value-type="float" office:value="1">
                <text:p>1</text:p>
                <draw:g>
                  <svg:desc>Sheet2.A5:Sheet2.A7</svg:desc>
                </draw:g>
              </table:table-cell>
              <table:table-cell office:value-type="float" office:value="15800086">
                <text:p>15800086</text:p>
                <draw:g>
                  <svg:desc>Sheet2.C5:Sheet2.C7</svg:desc>
                </draw:g>
              </table:table-cell>
              <table:table-cell office:value-type="float" office:value="1">
                <text:p>1</text:p>
                <draw:g>
                  <svg:desc>Sheet2.A8:Sheet2.A10</svg:desc>
                </draw:g>
              </table:table-cell>
              <table:table-cell office:value-type="float" office:value="15935843.6666667">
                <text:p>15935843.6666667</text:p>
                <draw:g>
                  <svg:desc>Sheet2.C8:Sheet2.C1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092545">
                <text:p>34092545</text:p>
              </table:table-cell>
              <table:table-cell office:value-type="float" office:value="2">
                <text:p>2</text:p>
              </table:table-cell>
              <table:table-cell office:value-type="float" office:value="31469367">
                <text:p>31469367</text:p>
              </table:table-cell>
              <table:table-cell office:value-type="float" office:value="2">
                <text:p>2</text:p>
              </table:table-cell>
              <table:table-cell office:value-type="float" office:value="31739465.3333333">
                <text:p>31739465.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1073208.6666667">
                <text:p>51073208.6666667</text:p>
              </table:table-cell>
              <table:table-cell office:value-type="float" office:value="3">
                <text:p>3</text:p>
              </table:table-cell>
              <table:table-cell office:value-type="float" office:value="47135248">
                <text:p>47135248</text:p>
              </table:table-cell>
              <table:table-cell office:value-type="float" office:value="3">
                <text:p>3</text:p>
              </table:table-cell>
              <table:table-cell office:value-type="float" office:value="47542809.3333333">
                <text:p>47542809.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3.831cm" svg:y="0.185cm" style:legend-expansion="wide" chart:style-name="ch2"/>
        <chart:plot-area chart:style-name="ch3" table:cell-range-address="Sheet2.A1:Sheet2.A3 Sheet3.A2:Sheet3.A6 Sheet3.B2:Sheet3.B2 Sheet3.C2:Sheet3.C16 Sheet3.B7:Sheet3.B7 Sheet3.B12:Sheet3.B12" chart:data-source-has-labels="both" svg:x="1.243cm" svg:y="0.945cm" svg:width="10.146cm" svg:height="6.041cm">
          <chartooo:coordinate-region svg:x="2.605cm" svg:y="1.144cm" svg:width="8.319cm" svg:height="5.195cm"/>
          <chart:axis chart:dimension="x" chart:name="primary-x" chart:style-name="ch4" chartooo:axis-type="auto">
            <chart:title svg:x="4.843cm" svg:y="7.148cm" chart:style-name="ch5">
              <text:p>Размер файла (Кб)</text:p>
            </chart:title>
            <chart:categories table:cell-range-address="Sheet2.A1:Sheet2.A3"/>
          </chart:axis>
          <chart:axis chart:dimension="y" chart:name="primary-y" chart:style-name="ch4">
            <chart:title svg:x="0.451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heet3.C2:Sheet3.C6" chart:label-cell-address="Sheet3.B2:Sheet3.B2" chart:class="chart:scatter">
            <chart:domain table:cell-range-address="Sheet3.A2:Sheet3.A6"/>
            <chart:data-point chart:repeated="5"/>
          </chart:series>
          <chart:series chart:style-name="ch9" chart:values-cell-range-address="Sheet3.C7:Sheet3.C11" chart:label-cell-address="Sheet3.B7:Sheet3.B7" chart:class="chart:scatter">
            <chart:domain table:cell-range-address="Sheet3.A7:Sheet3.A11"/>
            <chart:data-point chart:repeated="5"/>
          </chart:series>
          <chart:series chart:style-name="ch10" chart:values-cell-range-address="Sheet3.C12:Sheet3.C16" chart:label-cell-address="Sheet3.B12:Sheet3.B12" chart:class="chart:scatter">
            <chart:domain table:cell-range-address="Sheet3.A12:Sheet3.A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</text:p>
                <draw:g>
                  <svg:desc>Sheet3.B2:Sheet3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Sheet3.B7:Sheet3.B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3.B12:Sheet3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Sheet2.A1:Sheet2.A3</svg:desc>
                </draw:g>
              </table:table-cell>
              <table:table-cell office:value-type="float" office:value="20">
                <text:p>20</text:p>
                <draw:g>
                  <svg:desc>Sheet3.A2:Sheet3.A6</svg:desc>
                </draw:g>
              </table:table-cell>
              <table:table-cell office:value-type="float" office:value="423712.333333333">
                <text:p>423712.333333333</text:p>
                <draw:g>
                  <svg:desc>Sheet3.C2:Sheet3.C6</svg:desc>
                </draw:g>
              </table:table-cell>
              <table:table-cell office:value-type="float" office:value="20">
                <text:p>20</text:p>
                <draw:g>
                  <svg:desc>Sheet3.A7:Sheet3.A11</svg:desc>
                </draw:g>
              </table:table-cell>
              <table:table-cell office:value-type="float" office:value="390080">
                <text:p>390080</text:p>
                <draw:g>
                  <svg:desc>Sheet3.C7:Sheet3.C11</svg:desc>
                </draw:g>
              </table:table-cell>
              <table:table-cell office:value-type="float" office:value="20">
                <text:p>20</text:p>
                <draw:g>
                  <svg:desc>Sheet3.A12:Sheet3.A16</svg:desc>
                </draw:g>
              </table:table-cell>
              <table:table-cell office:value-type="float" office:value="390917.333333333">
                <text:p>390917.333333333</text:p>
                <draw:g>
                  <svg:desc>Sheet3.C12:Sheet3.C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701792">
                <text:p>701792</text:p>
              </table:table-cell>
              <table:table-cell office:value-type="float" office:value="40">
                <text:p>40</text:p>
              </table:table-cell>
              <table:table-cell office:value-type="float" office:value="647111.333333333">
                <text:p>647111.333333333</text:p>
              </table:table-cell>
              <table:table-cell office:value-type="float" office:value="40">
                <text:p>40</text:p>
              </table:table-cell>
              <table:table-cell office:value-type="float" office:value="650083.333333333">
                <text:p>650083.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1118964.66666667">
                <text:p>1118964.66666667</text:p>
              </table:table-cell>
              <table:table-cell office:value-type="float" office:value="60">
                <text:p>60</text:p>
              </table:table-cell>
              <table:table-cell office:value-type="float" office:value="1033163.66666667">
                <text:p>1033163.66666667</text:p>
              </table:table-cell>
              <table:table-cell office:value-type="float" office:value="60">
                <text:p>60</text:p>
              </table:table-cell>
              <table:table-cell office:value-type="float" office:value="1038712.66666667">
                <text:p>1038712.66666667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397962.33333333">
                <text:p>1397962.33333333</text:p>
              </table:table-cell>
              <table:table-cell office:value-type="float" office:value="80">
                <text:p>80</text:p>
              </table:table-cell>
              <table:table-cell office:value-type="float" office:value="1288752">
                <text:p>1288752</text:p>
              </table:table-cell>
              <table:table-cell office:value-type="float" office:value="80">
                <text:p>80</text:p>
              </table:table-cell>
              <table:table-cell office:value-type="float" office:value="1297871">
                <text:p>1297871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815743.66666667">
                <text:p>1815743.66666667</text:p>
              </table:table-cell>
              <table:table-cell office:value-type="float" office:value="100">
                <text:p>100</text:p>
              </table:table-cell>
              <table:table-cell office:value-type="float" office:value="1675370">
                <text:p>1675370</text:p>
              </table:table-cell>
              <table:table-cell office:value-type="float" office:value="100">
                <text:p>100</text:p>
              </table:table-cell>
              <table:table-cell office:value-type="float" office:value="1686462.66666667">
                <text:p>1686462.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